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rsid="00127c9f" officeooo:paragraph-rsid="00127c9f"/>
    </style:style>
    <style:style style:name="P2" style:family="paragraph" style:parent-style-name="Standard">
      <style:paragraph-properties fo:text-align="start" style:justify-single-word="false"/>
      <style:text-properties style:font-name="Times New Roman" officeooo:rsid="00127c9f" officeooo:paragraph-rsid="00127c9f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Times New Roman" officeooo:rsid="00127c9f" officeooo:paragraph-rsid="00127c9f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weight="bold" officeooo:rsid="00127c9f" officeooo:paragraph-rsid="00127c9f" style:font-weight-asian="bold" style:font-weight-complex="bold"/>
    </style:style>
    <style:style style:name="P5" style:family="paragraph" style:parent-style-name="Standard" style:list-style-name="L2">
      <style:paragraph-properties fo:text-align="start" style:justify-single-word="false"/>
      <style:text-properties style:font-name="Times New Roman" fo:font-weight="normal" officeooo:rsid="00127c9f" officeooo:paragraph-rsid="00127c9f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language="en" fo:country="US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роект базы данных</text:p>
      <text:p text:style-name="P1"><text:span text:style-name="T1">Bands </text:span><text:span text:style-name="T2">(</text:span>Музыкальные группы)</text:p>
      <text:list xml:id="list2092950629045410296" text:style-name="L1">
        <text:list-item>
          <text:p text:style-name="P3">id – уникальный идентификатор</text:p>
        </text:list-item>
        <text:list-item>
          <text:p text:style-name="P3">title – название группы</text:p>
        </text:list-item>
        <text:list-item>
          <text:p text:style-name="P3">genre_id – жанр в котором играет группа (ссылка на таблицу жанров)</text:p>
        </text:list-item>
      </text:list>
      <text:p text:style-name="P2"/>
      <text:p text:style-name="P4">Genres <text:span text:style-name="T2">(Музыкальные жанры)</text:span></text:p>
      <text:list xml:id="list1699198112509002236" text:style-name="L2">
        <text:list-item>
          <text:p text:style-name="P5">id – уникальный идентификатор</text:p>
        </text:list-item>
        <text:list-item>
          <text:p text:style-name="P5">name – название жанра</text:p>
        </text:list-item>
        <text:list-item>
          <text:p text:style-name="P5">year – год возникновения жанра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9T18:32:03.151944739</meta:creation-date>
    <dc:date>2014-10-09T19:04:55.045810624</dc:date>
    <meta:editing-duration>PT24M45S</meta:editing-duration>
    <meta:editing-cycles>2</meta:editing-cycles>
    <meta:generator>LibreOffice/4.2.6.3$Linux_X86_64 LibreOffice_project/420m0$Build-3</meta:generator>
    <meta:document-statistic meta:table-count="0" meta:image-count="0" meta:object-count="0" meta:page-count="1" meta:paragraph-count="9" meta:word-count="41" meta:character-count="280" meta:non-whitespace-character-count="248"/>
  </office:meta>
</office:document-meta>
</file>